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Standard" style:list-style-name="L1"/>
    <style:style style:name="P6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7" style:family="paragraph" style:parent-style-name="Heading_20_1">
      <style:text-properties style:use-window-font-color="true" style:text-underline-style="none" fo:background-color="transparent"/>
    </style:style>
    <style:style style:name="P8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T1" style:family="text">
      <style:text-properties style:use-window-font-color="true" style:text-underline-style="none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DOJ 2254 – 奥运</text:h>
      <text:p text:style-name="P3">——by A Code Rabbit</text:p>
      <text:h text:style-name="P8" text:outline-level="3">Description</text:h>
      <text:p text:style-name="Standard"><text:tab/>求v1到v2两个点之间，长度为t1～t2的路径总数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这题可以用传递闭包的思想。</text:p>
      <text:p text:style-name="Standard"><text:tab/>即这张图邻接矩阵的n次幂，即为两点之间长度为n的路径总数。</text:p>
      <text:p text:style-name="Standard"><text:tab/>然后矩阵乘法+快速幂求解。</text:p>
      <text:p text:style-name="Standard"><text:tab/>但是这道题有几个要注意的：</text:p>
      <text:list xml:id="list58218642" text:style-name="L1">
        <text:list-item>
          <text:p text:style-name="P5">题目中城市的总数小于30，这保证了我们构造的矩阵不会太大。</text:p>
          <text:p text:style-name="P5">但是输入中的城市p1、p2的取值范围是int的范围。</text:p>
          <text:p text:style-name="P5">因此我们要用一个map，把城市映射到0～30的点上。</text:p>
        </text:list-item>
        <text:list-item>
          <text:p text:style-name="P5">这题的数据规模较大，在计算t1～t2路径总数时，不能对[t1, t2]中的每一点都做矩阵乘法+快速幂，否则会TLE。</text:p>
          <text:p text:style-name="P5">正确方法应该是，计算出指数为t1时的邻接矩阵，然后指数递增到t2，其中对所求的路径求和。</text:p>
        </text:list-item>
        <text:list-item>
          <text:p text:style-name="P5">注意t1 = 0的情况，这时候路径数应该为0。</text:p>
        </text:list-item>
      </text:list>
      <text:p text:style-name="Standard"/>
      <text:p text:style-name="Standard"/>
      <text:h text:style-name="Heading_20_3" text:outline-level="3">Solution</text:h>
      <text:section text:style-name="Sect1" text:name="区域1">
        <text:p text:style-name="P4">// HDOJ 2254</text:p>
        <text:p text:style-name="P4">// 奥运</text:p>
        <text:p text:style-name="P4">// by A Code Rabbit</text:p>
        <text:p text:style-name="P4"></text:p>
        <text:p text:style-name="P4">#include &lt;cstdio&gt;</text:p>
        <text:p text:style-name="P4">#include &lt;cstring&gt;</text:p>
        <text:p text:style-name="P4">#include &lt;map&gt;</text:p>
        <text:p text:style-name="P4"></text:p>
        <text:p text:style-name="P4">using namespace std;</text:p>
        <text:p text:style-name="P4"></text:p>
        <text:p text:style-name="P4">const int LIMITS = 32;</text:p>
        <text:p text:style-name="P4">const int DIVISOR = 2008;</text:p>
        <text:p text:style-name="P4"></text:p>
        <text:p text:style-name="P4"><text:soft-page-break/>struct Matrix {</text:p>
        <text:p text:style-name="P4"><text:s text:c="4"/>int element[LIMITS][LIMITS];</text:p>
        <text:p text:style-name="P4">};</text:p>
        <text:p text:style-name="P4"></text:p>
        <text:p text:style-name="P4">int n;</text:p>
        <text:p text:style-name="P4">int p_1, p_2;</text:p>
        <text:p text:style-name="P4">int k;</text:p>
        <text:p text:style-name="P4">int v_1, v_2, t_1, t_2;</text:p>
        <text:p text:style-name="P4"></text:p>
        <text:p text:style-name="P4">map&lt;int, int&gt; city;</text:p>
        <text:p text:style-name="P4">int num_city;</text:p>
        <text:p text:style-name="P4"></text:p>
        <text:p text:style-name="P4">Matrix mat_unit;</text:p>
        <text:p text:style-name="P4">Matrix mat_one;</text:p>
        <text:p text:style-name="P4">Matrix mat_ans;</text:p>
        <text:p text:style-name="P4"></text:p>
        <text:p text:style-name="P4">int GetPos(int x);</text:p>
        <text:p text:style-name="P4"></text:p>
        <text:p text:style-name="P4">Matrix QuickPower(Matrix mat_result, Matrix mat_one, int index);</text:p>
        <text:p text:style-name="P4">Matrix Multiply(Matrix mat_a, Matrix mat_b);</text:p>
        <text:p text:style-name="P4"></text:p>
        <text:p text:style-name="P4">int main() {</text:p>
        <text:p text:style-name="P4"><text:s text:c="4"/>while (scanf("%d", &amp;n) != EOF) {</text:p>
        <text:p text:style-name="P4"><text:s text:c="8"/>// Initialize.</text:p>
        <text:p text:style-name="P4"><text:s text:c="8"/>memset(mat_one.element, 0, sizeof(mat_one.element));</text:p>
        <text:p text:style-name="P4"><text:s text:c="8"/>city.clear();</text:p>
        <text:p text:style-name="P4"><text:s text:c="8"/>num_city = 0;</text:p>
        <text:p text:style-name="P4"><text:s text:c="8"/>// Inputs and count.</text:p>
        <text:p text:style-name="P4"><text:s text:c="8"/>for (int i = 0; i &lt; n; ++i) {</text:p>
        <text:p text:style-name="P4"><text:s text:c="12"/>scanf("%d%d", &amp;p_1, &amp;p_2);</text:p>
        <text:p text:style-name="P4"><text:s text:c="12"/>int pos_1 = GetPos(p_1);</text:p>
        <text:p text:style-name="P4"><text:s text:c="12"/>int pos_2 = GetPos(p_2);</text:p>
        <text:p text:style-name="P4"><text:s text:c="12"/>++mat_one.element[pos_1][pos_2];</text:p>
        <text:p text:style-name="P4"><text:s text:c="8"/>}</text:p>
        <text:p text:style-name="P4"><text:s text:c="8"/>// Make mat_unit.</text:p>
        <text:p text:style-name="P4"><text:s text:c="8"/>for (int i = 0; i &lt; num_city; ++i) {</text:p>
        <text:p text:style-name="P4"><text:s text:c="12"/>for (int j = 0; j &lt; num_city; ++j) {</text:p>
        <text:p text:style-name="P4"><text:s text:c="16"/>mat_unit.element[i][j] = i == j ? 1 : 0;</text:p>
        <text:p text:style-name="P4"><text:s text:c="12"/>}</text:p>
        <text:p text:style-name="P4"><text:s text:c="8"/>}</text:p>
        <text:p text:style-name="P4"><text:s text:c="8"/>// Inputs, run and outputs.</text:p>
        <text:p text:style-name="P4"><text:soft-page-break/><text:s text:c="8"/>scanf("%d", &amp;k);</text:p>
        <text:p text:style-name="P4"><text:s text:c="8"/>for (int i = 0; i &lt; k; ++i) {</text:p>
        <text:p text:style-name="P4"><text:s text:c="12"/>scanf("%d%d%d%d", &amp;v_1, &amp;v_2, &amp;t_1, &amp;t_2);</text:p>
        <text:p text:style-name="P4"><text:s text:c="12"/>if (city.find(v_1) == city.end() ||</text:p>
        <text:p text:style-name="P4"><text:s text:c="16"/>city.find(v_2) == city.end())</text:p>
        <text:p text:style-name="P4"><text:s text:c="12"/>{</text:p>
        <text:p text:style-name="P4"><text:s text:c="16"/>printf("0\n");</text:p>
        <text:p text:style-name="P4"><text:s text:c="16"/>continue;</text:p>
        <text:p text:style-name="P4"><text:s text:c="12"/>}</text:p>
        <text:p text:style-name="P4"><text:s text:c="12"/>mat_ans = QuickPower(mat_unit, mat_one, t_1);</text:p>
        <text:p text:style-name="P4"><text:s text:c="12"/>int pos_1 = city[v_1];</text:p>
        <text:p text:style-name="P4"><text:s text:c="12"/>int pos_2 = city[v_2];</text:p>
        <text:p text:style-name="P4"><text:s text:c="12"/>int sum = !t_1 ? 0 : mat_ans.element[pos_1][pos_2];</text:p>
        <text:p text:style-name="P4"><text:s text:c="12"/>for (int j = t_1 + 1; j &lt;= t_2; ++j) {</text:p>
        <text:p text:style-name="P4"><text:s text:c="16"/>mat_ans = Multiply(mat_ans, mat_one);</text:p>
        <text:p text:style-name="P4"><text:s text:c="16"/>sum += mat_ans.element[pos_1][pos_2];</text:p>
        <text:p text:style-name="P4"><text:s text:c="12"/>}</text:p>
        <text:p text:style-name="P4"><text:s text:c="12"/>printf("%d\n", sum % DIVISOR);</text:p>
        <text:p text:style-name="P4"><text:s text:c="8"/>}</text:p>
        <text:p text:style-name="P4"><text:s text:c="4"/>}</text:p>
        <text:p text:style-name="P4"><text:s text:c="4"/></text:p>
        <text:p text:style-name="P4"><text:s text:c="4"/>return 0;</text:p>
        <text:p text:style-name="P4">}</text:p>
        <text:p text:style-name="P4"></text:p>
        <text:p text:style-name="P4">int GetPos(int x) {</text:p>
        <text:p text:style-name="P4"><text:s text:c="4"/>if (city.find(x) == city.end()) {</text:p>
        <text:p text:style-name="P4"><text:s text:c="8"/>city[x] = num_city++;</text:p>
        <text:p text:style-name="P4"><text:s text:c="4"/>}</text:p>
        <text:p text:style-name="P4"><text:s text:c="4"/>return city[x];</text:p>
        <text:p text:style-name="P4">}</text:p>
        <text:p text:style-name="P4"></text:p>
        <text:p text:style-name="P4">Matrix QuickPower(Matrix mat_result, Matrix mat_one, int index) {</text:p>
        <text:p text:style-name="P4"><text:s text:c="4"/>while (index) {</text:p>
        <text:p text:style-name="P4"><text:s text:c="8"/>if (index &amp; 1) {</text:p>
        <text:p text:style-name="P4"><text:s text:c="12"/>mat_result = Multiply(mat_result, mat_one);</text:p>
        <text:p text:style-name="P4"><text:s text:c="8"/>}</text:p>
        <text:p text:style-name="P4"><text:s text:c="8"/>mat_one = Multiply(mat_one, mat_one);</text:p>
        <text:p text:style-name="P4"><text:s text:c="8"/>index &gt;&gt;= 1;</text:p>
        <text:p text:style-name="P4"><text:s text:c="4"/>} <text:s text:c="2"/></text:p>
        <text:p text:style-name="P4"><text:s text:c="4"/>return mat_result;</text:p>
        <text:p text:style-name="P4">}</text:p>
        <text:p text:style-name="P4"><text:soft-page-break/><text:s text:c="4"/></text:p>
        <text:p text:style-name="P4">Matrix Multiply(Matrix mat_a, Matrix mat_b) {</text:p>
        <text:p text:style-name="P4"><text:s text:c="4"/>Matrix mat_result;</text:p>
        <text:p text:style-name="P4"><text:s text:c="4"/>for (int i = 0; i &lt; num_city; ++i) {</text:p>
        <text:p text:style-name="P4"><text:s text:c="8"/>for (int j = 0; j &lt; num_city; ++j) {</text:p>
        <text:p text:style-name="P4"><text:s text:c="12"/>mat_result.element[i][j] = 0;</text:p>
        <text:p text:style-name="P4"><text:s text:c="12"/>for (int k = 0; k &lt; num_city; ++k) {</text:p>
        <text:p text:style-name="P4"><text:s text:c="16"/>mat_result.element[i][j] += mat_a.element[i][k] * mat_b.element[k][j];</text:p>
        <text:p text:style-name="P4"><text:s text:c="12"/>}</text:p>
        <text:p text:style-name="P4"><text:s text:c="12"/>mat_result.element[i][j] %= DIVISOR;</text:p>
        <text:p text:style-name="P4"><text:s text:c="8"/>}</text:p>
        <text:p text:style-name="P4"><text:s text:c="4"/>}</text:p>
        <text:p text:style-name="P4"><text:s text:c="4"/>return mat_result;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4T16:48:38</dc:date>
    <meta:editing-duration>PT1H48M15S</meta:editing-duration>
    <meta:editing-cycles>50</meta:editing-cycles>
    <meta:generator>LibreOffice/3.5$Linux_X86_64 LibreOffice_project/350m1$Build-2</meta:generator>
    <meta:document-statistic meta:table-count="0" meta:image-count="0" meta:object-count="0" meta:page-count="4" meta:paragraph-count="129" meta:word-count="429" meta:character-count="3139" meta:non-whitespace-character-count="2232"/>
  </office:meta>
</office:document-meta>
</file>